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02in"/>
    </style:style>
    <style:style style:name="co2" style:family="table-column">
      <style:table-column-properties fo:break-before="auto" style:column-width="1.5091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1.0374in"/>
    </style:style>
    <style:style style:name="co5" style:family="table-column">
      <style:table-column-properties fo:break-before="auto" style:column-width="2.8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  <style:text-properties fo:font-size="13pt" style:font-size-asian="13pt" style:font-size-complex="13pt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ext-properties fo:font-size="24pt" style:font-size-asian="24pt" style:font-size-complex="24pt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able-cell-properties style:vertical-align="top"/>
      <style:text-properties fo:font-size="16pt" style:font-size-asian="16pt" style:font-size-complex="16pt"/>
    </style:style>
    <style:style style:name="ce7" style:family="table-cell" style:parent-style-name="Default">
      <style:table-cell-properties style:vertical-align="top"/>
      <style:text-properties fo:font-size="15pt" style:font-size-asian="15pt" style:font-size-complex="15pt"/>
    </style:style>
    <style:style style:name="ce8" style:family="table-cell" style:parent-style-name="Default" style:data-style-name="N122">
      <style:table-cell-properties style:vertical-align="top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9" style:family="table-cell" style:parent-style-name="Default">
      <style:text-properties fo:font-size="6pt" style:font-size-asian="6pt" style:font-size-complex="6pt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table:style-name="ce2" office:value-type="string" calcext:value-type="string">
            <text:p>Produkt</text:p>
          </table:table-cell>
          <table:table-cell table:style-name="ce6" office:value-type="string" calcext:value-type="string">
            <text:p>Name</text:p>
          </table:table-cell>
          <table:table-cell table:style-name="ce7" office:value-type="string" calcext:value-type="string">
            <text:p>Preis</text:p>
          </table:table-cell>
          <table:table-cell table:style-name="ce7" office:value-type="string" calcext:value-type="string">
            <text:p>Link</text:p>
          </table:table-cell>
          <table:table-cell table:style-name="ce16" office:value-type="string" calcext:value-type="string">
            <text:p>Anmerkunge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Roboter A</text:p>
          </table:table-cell>
          <table:table-cell table:style-name="ce3" office:value-type="string" calcext:value-type="string">
            <text:p>TURTLEBOT 4</text:p>
          </table:table-cell>
          <table:table-cell table:style-name="ce8" office:value-type="currency" office:currency="EUR" office:value="1600" calcext:value-type="currency">
            <text:p>1,600.00 €</text:p>
          </table:table-cell>
          <table:table-cell table:style-name="ce3" office:value-type="string" calcext:value-type="string">
            <text:p><text:a xlink:href="https://www.mybotshop.de/navi.php?a=6096&amp;lang=eng" xlink:type="simple">MyBotShop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B</text:p>
          </table:table-cell>
          <table:table-cell table:style-name="ce3" office:value-type="string" calcext:value-type="string">
            <text:p>TURTLEBOT 3 Burger</text:p>
          </table:table-cell>
          <table:table-cell table:style-name="ce3" office:value-type="string" calcext:value-type="string">
            <text:p>756 Euro</text:p>
            <text:p>585 Euro mit 3b+</text:p>
          </table:table-cell>
          <table:table-cell table:style-name="ce3" office:value-type="string" calcext:value-type="string">
            <text:p><text:a xlink:href="https://www.mybotshop.de/ROBOTIS-TURTLEBOT3-Burger_1" xlink:type="simple">MyBotShop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Roboter Panzer Chassis </text:p>
            <text:p>mit Encoder-Motor-Auslesung</text:p>
          </table:table-cell>
          <table:table-cell table:style-name="ce3" office:value-type="string" calcext:value-type="string">
            <text:p>YP100 </text:p>
          </table:table-cell>
          <table:table-cell table:style-name="ce3" office:value-type="string" calcext:value-type="string">
            <text:p>110 Euro</text:p>
            <text:p>(O. Akku, Sens</text:p>
          </table:table-cell>
          <table:table-cell table:style-name="ce3" office:value-type="string" calcext:value-type="string">
            <text:p><text:a xlink:href="https://www.teknistore.com/de/smart-robot-and-solar-panel/61759-yp100-wifibluetooth-version-black-metal-moving-chassis-tank-track-car-kit---2pcs-12v-300rpm-dc-motor-with-hall-encoder-4896175906232.html?gclid=EAIaIQobChMIsqi3j43P_QIV6QcGAB3x8AtREAQYASABEgLawPD_BwE" xlink:type="simple">Teknistore</text:a></text:p>
          </table:table-cell>
          <table:table-cell office:value-type="string" calcext:value-type="string">
            <text:p>+Insgesamt vorraussichtlich &lt;500 Euro</text:p>
            <text:p>-Mehr Aufwand    +Coolhe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ccanum Wheel Chassis</text:p>
            <text:p>Mit Encoder</text:p>
          </table:table-cell>
          <table:table-cell office:value-type="string" calcext:value-type="string">
            <text:p>AliExpress Roboter</text:p>
            <text:p/>
          </table:table-cell>
          <table:table-cell office:value-type="string" calcext:value-type="string">
            <text:p>97 o 167 Euro</text:p>
          </table:table-cell>
          <table:table-cell office:value-type="string" calcext:value-type="string">
            <text:p><text:a xlink:href="https://de.aliexpress.com/item/1005002306606559.html?pdp_npi=2%40dis%21EUR%21€%20101%2C80%2197%2C14%20€%21%21%21%21%21%400b0a172716783741276528017e5050%2112000020006356185%21btf&amp;_t=pvid%3A103b0c02-970b-445a-ac54-ffe6ccf33dba&amp;afTraceInfo=1005002306606559__pc__pcBridgePPC__xxxxxx__1678374127&amp;spm=a2g0o.ppclist.product.mainProduct&amp;gatewayAdapt=glo2deu" xlink:type="simple">!AliExpress!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tleBot 4</text:p>
          </table:table-cell>
          <table:table-cell/>
          <table:table-cell office:value-type="string" calcext:value-type="string">
            <text:p>Lite ca 1600</text:p>
            <text:p>Standard ca 26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Wenn reines Chassis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etson Nano</text:p>
          </table:table-cell>
          <table:table-cell office:value-type="string" calcext:value-type="string">
            <text:p>279 Euro</text:p>
          </table:table-cell>
          <table:table-cell office:value-type="string" calcext:value-type="string">
            <text:p><text:a xlink:href="https://amzn.eu/d/0z7KIkZ" xlink:type="simple">Amazon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pberry Pi oder Konkurenz</text:p>
          </table:table-cell>
          <table:table-cell office:value-type="string" calcext:value-type="string">
            <text:p>&lt;200 Euro , &gt;60 Euro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Sonstige(Ergänzungen im Detail)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tor Contoller</text:p>
            <text:p>Auch DIY aus arduino nano e.g. </text:p>
          </table:table-cell>
          <table:table-cell table:number-columns-repeated="7"/>
          <table:table-cell table:style-name="ce9"/>
        </table:table-row>
        <table:table-row table:style-name="ro1">
          <table:table-cell office:value-type="string" calcext:value-type="string">
            <text:p>Akkus mit Ladegerä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Display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Button/Switches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Vllt Kabelcrimpset)</text:p>
          </table:table-cell>
          <table:table-cell/>
          <table:table-cell office:value-type="string" calcext:value-type="string">
            <text:p>10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Vllt Stelzen/schrauben)</text:p>
          </table:table-cell>
          <table:table-cell/>
          <table:table-cell office:value-type="string" calcext:value-type="string">
            <text:p>15 Eu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Lidar A1M8</text:p>
          </table:table-cell>
          <table:table-cell/>
          <table:table-cell office:value-type="string" calcext:value-type="string">
            <text:p>120</text:p>
            <text:p>140</text:p>
          </table:table-cell>
          <table:table-cell office:value-type="string" calcext:value-type="string">
            <text:p><text:a xlink:href="https://www.antratek.de/rplidar-a1m8-360-laser-range-scanner?gclid=EAIaIQobChMI__e_1pTP_QIVu41oCR3O5QlhEAQYASABEgJrWPD_BwE" xlink:type="simple">120 Antratek</text:a></text:p>
            <text:p><text:a xlink:href="https://www.reichelt.de/rplidar-a1m8-360-laser-scanner-12m-rplidar-a1m8-p314357.html?PROVID=2788&amp;gclid=EAIaIQobChMI__e_1pTP_QIVu41oCR3O5QlhEAQYAiABEgKhzfD_BwE" xlink:type="simple">140 Reichelt</text:a></text:p>
          </table:table-cell>
          <table:table-cell table:number-columns-repeated="5"/>
        </table:table-row>
        <table:table-row table:style-name="ro1" table:number-rows-repeated="10485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Tabelle1.A1:Tabelle1.D4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de" fo:country="DE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0:11:02.32</meta:creation-date>
    <dc:date>2023-03-09T16:44:24.188145635</dc:date>
    <meta:editing-duration>PT27M33S</meta:editing-duration>
    <meta:editing-cycles>5</meta:editing-cycles>
    <meta:generator>LibreOffice/7.3.7.2$Linux_X86_64 LibreOffice_project/30$Build-2</meta:generator>
    <meta:document-statistic meta:table-count="3" meta:cell-count="42" meta:object-count="0"/>
  </office:meta>
</office:document-meta>
</file>